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FilterChain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FilterChain.filter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FilterChain.DefaultWebFilterChain( List &lt; WebFilter &gt; allFilters , WebHandler handler , @ Nullable WebFilter currentFilter , @ Nullable Default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FilterChain.invokeFilter( WebFilter current , DefaultWebFilterChain chain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FilterChain.DefaultWebFilterChain( WebHandler handler , List &lt; WebFilter &gt;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FilterChain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FilterChain.initChain( List &lt; WebFilter &gt; filters , Web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